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8000001FD31A5EB8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Helvetica" svg:font-family="Helvetica, arial, nimbussansl, liberationsans, freesans, clean, sans-serif, 'Segoe UI Emoji', 'Segoe UI Symbol'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5in"/>
    </style:style>
    <style:style style:name="Table1.C" style:family="table-column">
      <style:table-column-properties style:column-width="3.875in"/>
    </style:style>
    <style:style style:name="Table1.D" style:family="table-column">
      <style:table-column-properties style:column-width="0.9375in"/>
    </style:style>
    <style:style style:name="Table1.E" style:family="table-column">
      <style:table-column-properties style:column-width="0.6146in"/>
    </style:style>
    <style:style style:name="Table1.1" style:family="table-row">
      <style:table-row-properties style:min-row-height="0.6875in" style:use-optimal-row-height="false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E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 fo:break-before="pag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4b5a2f" officeooo:paragraph-rsid="004b5a2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580cad" officeooo:paragraph-rsid="00580ca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580cad" officeooo:paragraph-rsid="00580cad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5be4dd" officeooo:paragraph-rsid="005be4dd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6af898" officeooo:paragraph-rsid="006af89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6ca824" officeooo:paragraph-rsid="006af898" style:font-size-asian="14pt" style:font-weight-asian="normal" style:font-size-complex="14pt" style:font-weight-complex="normal"/>
    </style:style>
    <style:style style:name="P15" style:family="paragraph" style:parent-style-name="Standard">
      <style:text-properties officeooo:paragraph-rsid="0053eb03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able_20_Contents">
      <style:text-properties fo:font-size="14pt" officeooo:rsid="004c0b58" officeooo:paragraph-rsid="004c0b58" style:font-size-asian="14pt" style:font-size-complex="14pt"/>
    </style:style>
    <style:style style:name="P19" style:family="paragraph" style:parent-style-name="Table_20_Contents">
      <style:text-properties fo:font-size="14pt" officeooo:rsid="004de79f" officeooo:paragraph-rsid="004de79f" style:font-size-asian="14pt" style:font-size-complex="14pt"/>
    </style:style>
    <style:style style:name="P20" style:family="paragraph" style:parent-style-name="Table_20_Contents">
      <style:text-properties fo:font-size="14pt" officeooo:rsid="004e9b18" officeooo:paragraph-rsid="004e9b18" style:font-size-asian="14pt" style:font-size-complex="14pt"/>
    </style:style>
    <style:style style:name="P21" style:family="paragraph" style:parent-style-name="Table_20_Contents">
      <style:text-properties fo:font-size="14pt" officeooo:rsid="004f23a9" officeooo:paragraph-rsid="004f23a9" style:font-size-asian="14pt" style:font-size-complex="14pt"/>
    </style:style>
    <style:style style:name="P22" style:family="paragraph" style:parent-style-name="Table_20_Contents">
      <style:text-properties fo:font-size="14pt" officeooo:rsid="0051ec6e" officeooo:paragraph-rsid="0051ec6e" style:font-size-asian="14pt" style:font-size-complex="14pt"/>
    </style:style>
    <style:style style:name="P23" style:family="paragraph" style:parent-style-name="Table_20_Contents">
      <style:text-properties fo:font-size="14pt" officeooo:paragraph-rsid="0051ec6e" style:font-size-asian="14pt" style:font-size-complex="14pt"/>
    </style:style>
    <style:style style:name="P24" style:family="paragraph" style:parent-style-name="Standard" style:master-page-name="MP0">
      <style:paragraph-properties fo:text-align="center" style:justify-single-word="false" style:page-number="auto" fo:break-before="page"/>
      <style:text-properties fo:font-size="28pt" style:font-size-asian="28pt" style:font-size-complex="28pt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officeooo:rsid="00b0ae7e" officeooo:paragraph-rsid="00b0ae7e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b0ae7e" officeooo:paragraph-rsid="00b0ae7e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b161c5" officeooo:paragraph-rsid="00b161c5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b161c5" officeooo:paragraph-rsid="00b200ee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6af898" officeooo:paragraph-rsid="006af898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5be4dd" officeooo:paragraph-rsid="00b8a286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8pt" officeooo:paragraph-rsid="00b3be57" style:font-size-asian="18pt" style:font-size-complex="18pt"/>
    </style:style>
    <style:style style:name="P32" style:family="paragraph" style:parent-style-name="Standard">
      <style:paragraph-properties fo:text-align="center" style:justify-single-word="false"/>
      <style:text-properties officeooo:paragraph-rsid="00b578f2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af4e51" style:font-size-asian="18pt" style:font-size-complex="18pt"/>
    </style:style>
    <style:style style:name="T3" style:family="text">
      <style:text-properties fo:font-size="18pt" style:font-size-asian="18pt" style:language-asian="en" style:country-asian="US" style:font-size-complex="18pt" style:language-complex="ar" style:country-complex="SA"/>
    </style:style>
    <style:style style:name="T4" style:family="text">
      <style:text-properties style:text-position="super 64%" fo:font-size="18pt" style:font-size-asian="18pt" style:font-size-complex="18pt"/>
    </style:style>
    <style:style style:name="T5" style:family="text">
      <style:text-properties fo:color="#333333" fo:font-size="18pt" style:font-size-asian="18pt" style:font-size-complex="18pt"/>
    </style:style>
    <style:style style:name="T6" style:family="text">
      <style:text-properties fo:color="#333333" fo:font-size="18pt" officeooo:rsid="00b578f2" style:font-size-asian="18pt" style:font-size-complex="18pt"/>
    </style:style>
    <style:style style:name="T7" style:family="text">
      <style:text-properties fo:color="#333333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333333" fo:font-size="14pt" fo:font-weight="bold" officeooo:rsid="0053eb03" style:font-size-asian="14pt" style:font-weight-asian="bold" style:font-size-complex="14pt" style:font-weight-complex="bold"/>
    </style:style>
    <style:style style:name="T9" style:family="text">
      <style:text-properties fo:color="#333333" fo:font-size="14pt" fo:font-weight="bold" officeooo:rsid="0056631b" style:font-size-asian="14pt" style:font-weight-asian="bold" style:font-size-complex="14pt" style:font-weight-complex="bold"/>
    </style:style>
    <style:style style:name="T10" style:family="text">
      <style:text-properties fo:color="#333333" fo:font-size="14pt" fo:font-weight="bold" officeooo:rsid="00b90279" style:font-size-asian="14pt" style:font-weight-asian="bold" style:font-size-complex="14pt" style:font-weight-complex="bold"/>
    </style:style>
    <style:style style:name="T11" style:family="text">
      <style:text-properties fo:color="#333333" fo:font-size="14pt" style:font-size-asian="14pt" style:font-size-complex="14pt"/>
    </style:style>
    <style:style style:name="T12" style:family="text">
      <style:text-properties fo:color="#333333" fo:font-size="14pt" officeooo:rsid="0054b397" style:font-size-asian="14pt" style:font-size-complex="14pt"/>
    </style:style>
    <style:style style:name="T13" style:family="text">
      <style:text-properties fo:color="#333333" fo:font-size="14pt" officeooo:rsid="006ca824" style:font-size-asian="14pt" style:font-size-complex="14pt"/>
    </style:style>
    <style:style style:name="T14" style:family="text">
      <style:text-properties fo:color="#333333" fo:font-size="14pt" officeooo:rsid="00b90279" style:font-size-asian="14pt" style:font-size-complex="14pt"/>
    </style:style>
    <style:style style:name="T15" style:family="text">
      <style:text-properties fo:color="#333333" fo:font-size="14pt" officeooo:rsid="00badd25" style:font-size-asian="14pt" style:font-size-complex="14pt"/>
    </style:style>
    <style:style style:name="T16" style:family="text">
      <style:text-properties fo:color="#333333" fo:font-size="14pt" fo:font-weight="normal" officeooo:rsid="0053eb03" style:font-size-asian="14pt" style:font-weight-asian="normal" style:font-size-complex="14pt" style:font-weight-complex="normal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2c7edb" style:font-size-asian="14pt" style:font-size-complex="14pt"/>
    </style:style>
    <style:style style:name="T20" style:family="text">
      <style:text-properties officeooo:rsid="00125bfe"/>
    </style:style>
    <style:style style:name="T21" style:family="text">
      <style:text-properties officeooo:rsid="005a03bb"/>
    </style:style>
    <style:style style:name="T22" style:family="text">
      <style:text-properties officeooo:rsid="006463a3"/>
    </style:style>
    <style:style style:name="T23" style:family="text">
      <style:text-properties officeooo:rsid="006af898"/>
    </style:style>
    <style:style style:name="T24" style:family="text">
      <style:text-properties officeooo:rsid="006ca824"/>
    </style:style>
    <style:style style:name="T25" style:family="text">
      <style:text-properties officeooo:rsid="007ba15f"/>
    </style:style>
    <style:style style:name="T26" style:family="text">
      <style:text-properties officeooo:rsid="00ad538d"/>
    </style:style>
    <style:style style:name="T27" style:family="text">
      <style:text-properties officeooo:rsid="00b161c5"/>
    </style:style>
    <style:style style:name="T28" style:family="text">
      <style:text-properties officeooo:rsid="00b200ee"/>
    </style:style>
    <style:style style:name="T29" style:family="text">
      <style:text-properties officeooo:rsid="00b3be57"/>
    </style:style>
    <style:style style:name="T30" style:family="text">
      <style:text-properties officeooo:rsid="00b8a28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PicChat</text:p>
      <text:p text:style-name="P2">CS1530 Sprint <text:span text:style-name="T26">3</text:span>-Deliverable</text:p>
      <text:p text:style-name="P3"><text:span text:style-name="Default_20_Paragraph_20_Font"><text:span text:style-name="T1">Due Date: Ju</text:span></text:span><text:span text:style-name="Default_20_Paragraph_20_Font"><text:span text:style-name="T2">ly</text:span></text:span><text:span text:style-name="Default_20_Paragraph_20_Font"><text:span text:style-name="T1"> </text:span></text:span><text:span text:style-name="Default_20_Paragraph_20_Font"><text:span text:style-name="T2">8</text:span></text:span><text:span text:style-name="Default_20_Paragraph_20_Font"><text:span text:style-name="T4">th</text:span></text:span><text:span text:style-name="Default_20_Paragraph_20_Font"><text:span text:style-name="T1"> 2015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Team Members:</text:p>
      <text:p text:style-name="P31">Blaise Clair <text:span text:style-name="T29">(blaiseclair)</text:span>- Product Owner</text:p>
      <text:p text:style-name="P31">Andrew Harper <text:span text:style-name="T29">(graphitezeppelin)</text:span> – Software Developer</text:p>
      <text:p text:style-name="P4">Neel Kowdley <text:span text:style-name="T29">(nkowdley)</text:span> - Software Developer</text:p>
      <text:p text:style-name="P32"><text:span text:style-name="Default_20_Paragraph_20_Font"><text:span text:style-name="T1">Dom G</text:span></text:span><text:span text:style-name="Default_20_Paragraph_20_Font"><text:span text:style-name="T5">rigore </text:span></text:span><text:span text:style-name="Default_20_Paragraph_20_Font"><text:span text:style-name="T6">(domgrigore)</text:span></text:span><text:span text:style-name="Default_20_Paragraph_20_Font"><text:span text:style-name="T5"> - Quality Assurance Manager</text:span></text:span></text:p>
      <text:p text:style-name="P4"/>
      <text:p text:style-name="P4"/>
      <text:p text:style-name="P1">Project Description</text:p>
      <text:p text:style-name="Standard"><text:span text:style-name="Default_20_Paragraph_20_Font"><text:span text:style-name="T17">Client: </text:span></text:span><text:span text:style-name="Default_20_Paragraph_20_Font"><text:span text:style-name="T18">Nate Thompson</text:span></text:span></text:p>
      <text:p text:style-name="P6"/>
      <text:p text:style-name="Standard"><text:span text:style-name="Default_20_Paragraph_20_Font"><text:span text:style-name="T17">Name of Project: </text:span></text:span><text:span text:style-name="Default_20_Paragraph_20_Font"><text:span text:style-name="T18">PicChat</text:span></text:span></text:p>
      <text:p text:style-name="P8"/>
      <text:p text:style-name="Standard"><text:span text:style-name="Default_20_Paragraph_20_Font"><text:span text:style-name="T17">Description: </text:span></text:span><text:span text:style-name="Default_20_Paragraph_20_Font"><text:span text:style-name="T18">The client for this project wants us to create a map-centric social media platform. A user will log in, and be able to create posts and content by providing a location and the content itself. <text:s/>The content will then be place on a map, so that other users can view activities and posts at a specific location and be able to find activities to do at certain locations. <text:s/></text:span></text:span></text:p>
      <text:p text:style-name="P8"/>
      <text:p text:style-name="Standard"><text:span text:style-name="Default_20_Paragraph_20_Font"><text:span text:style-name="T18">This project will be created as a website </text:span></text:span><text:span text:style-name="Default_20_Paragraph_20_Font"><text:span text:style-name="T19">that will</text:span></text:span><text:span text:style-name="Default_20_Paragraph_20_Font"><text:span text:style-name="T18"> </text:span></text:span><text:span text:style-name="Default_20_Paragraph_20_Font"><text:span text:style-name="T19">eventually</text:span></text:span><text:span text:style-name="Default_20_Paragraph_20_Font"><text:span text:style-name="T18"> be compatible with mobile browsers.</text:span></text:span></text:p>
      <text:p text:style-name="P8"/>
      <text:p text:style-name="Standard"><text:span text:style-name="Default_20_Paragraph_20_Font"><text:span text:style-name="T17">Project Github Page: </text:span></text:span><text:span text:style-name="Default_20_Paragraph_20_Font"><text:span text:style-name="T18">https://github.com/nkowdley/CS1530-Team9</text:span></text:span></text:p>
      <text:p text:style-name="P8"/>
      <text:p text:style-name="Standard"><text:span text:style-name="Default_20_Paragraph_20_Font"><text:span text:style-name="T17">Design Mock-up:</text:span></text:span></text:p>
      <text:p text:style-name="P3"><draw:frame draw:style-name="fr1" draw:name="Picture 1" text:anchor-type="paragraph" svg:x="-0.0689in" svg:y="0in" svg:width="6.4862in" style:rel-width="scale" svg:height="3.861in" style:rel-height="scale" draw:z-index="0"><draw:image xlink:href="Pictures/1000000000000358000001FD31A5EB88.jpg" xlink:type="simple" xlink:show="embed" xlink:actuate="onLoad"/><svg:desc>Macintosh HD:Users:joshuatrach:Documents:Study Abroad:Classes:Entrepreneurship :Chatlas:Summer 2015:Blast Furnace:Prototype:ScreenShot#2.jpg</svg:desc></draw:frame><text:span text:style-name="Default_20_Paragraph_20_Font"><text:span text:style-name="T3"/></text:span></text:p>
      <text:p text:style-name="P1"/>
      <text:p text:style-name="P3"><text:span text:style-name="Default_20_Paragraph_20_Font"><text:span text:style-name="T5">User Stories and Backlog:</text:span></text:span></text:p>
      <text:p text:style-name="P3"/>
      <text:p text:style-name="P9">Sprint <text:span text:style-name="T30">3</text:span> Backlog:</text:p>
      <text:p text:style-name="P9"/>
      <text:p text:style-name="P10">How User Stories Were Chosen for this Sprint:</text:p>
      <text:p text:style-name="P11">User Stories were selected <text:span text:style-name="T21">to be worked on </text:span><text:s/>from our Product Backlog for this Sprint. <text:span text:style-name="T21">The process by which we selected items for this Sprint were based on a number of characteristics:</text:span></text:p>
      <text:p text:style-name="P11"/>
      <text:p text:style-name="P12">1) How i<text:span text:style-name="T22">mportant t</text:span>he User Story is to the client. <text:span text:style-name="T23">If the client really wants to see a particular feature completed, it is given a slightly higher priority.</text:span></text:p>
      <text:p text:style-name="P13">2) How important the user story is to the final product. <text:s/>If the user story contains a feature integral to the functionality of the product, it is given a higher priority.</text:p>
      <text:p text:style-name="P30"><text:span text:style-name="T23">3</text:span>) <text:span text:style-name="T30">If the backlog item is a defect, how critical is the defect and how important the defect is to the overall function of the product. </text:span></text:p>
      <text:p text:style-name="P12"><text:span text:style-name="T30">4</text:span>) <text:span text:style-name="T23">How many user stories or features are “blocked” by other user stories. <text:s/>A user story is considered blocking if another user story cannot be completed without first completing the “blocking” user story.</text:span></text:p>
      <text:p text:style-name="P12"/>
      <text:p text:style-name="P13"><text:span text:style-name="T24">These characteristics were used to determine the original priorities of items in our Product Backlog, and played a role in helping us determine which items we would attack on this sprint. <text:s/>However, <text:s/>items were chosen for this Sprint in a slightly different manner than they were for Sprint 2. <text:s/>The selection process for items in the backlog was heavily influenced by how important the feature was to the client, and how severe a defect found during Sprint 2 was. <text:s/></text:span></text:p>
      <text:p text:style-name="P14"/>
      <text:p text:style-name="Standard"><text:span text:style-name="Default_20_Paragraph_20_Font"><text:span text:style-name="T12">The </text:span></text:span><text:span text:style-name="Default_20_Paragraph_20_Font"><text:span text:style-name="T15">backlog items</text:span></text:span><text:span text:style-name="Default_20_Paragraph_20_Font"><text:span text:style-name="T12"> worked on this sprint are </text:span></text:span><text:span text:style-name="Default_20_Paragraph_20_Font"><text:span text:style-name="T13">provided</text:span></text:span><text:span text:style-name="Default_20_Paragraph_20_Font"><text:span text:style-name="T11"> in the table below.</text:span></text:span></text:p>
      <text:p text:style-name="P6"/>
      <text:p text:style-name="Standard"><text:span text:style-name="Default_20_Paragraph_20_Font"><text:span text:style-name="T11">The columns of the table are defined as follows:</text:span></text:span></text:p>
      <text:p text:style-name="Standard"><text:span text:style-name="Default_20_Paragraph_20_Font"><text:span text:style-name="T7">Priority:</text:span></text:span><text:span text:style-name="Default_20_Paragraph_20_Font"><text:span text:style-name="T11"> How valuable the the user story is to the overall product.</text:span></text:span></text:p>
      <text:p text:style-name="Standard"><text:span text:style-name="Default_20_Paragraph_20_Font"><text:span text:style-name="T7">User Story Number: </text:span></text:span><text:span text:style-name="Default_20_Paragraph_20_Font"><text:span text:style-name="T11">Our internal numbering scheme in order to keep track of User Stories.</text:span></text:span></text:p>
      <text:p text:style-name="Standard"><text:span text:style-name="Default_20_Paragraph_20_Font"><text:span text:style-name="T10">Backlog Item</text:span></text:span><text:span text:style-name="Default_20_Paragraph_20_Font"><text:span text:style-name="T7">:</text:span></text:span><text:span text:style-name="Default_20_Paragraph_20_Font"><text:span text:style-name="T11"> The contents of the User Story </text:span></text:span><text:span text:style-name="Default_20_Paragraph_20_Font"><text:span text:style-name="T14">or the Defect</text:span></text:span></text:p>
      <text:p text:style-name="Standard"><text:span text:style-name="Default_20_Paragraph_20_Font"><text:span text:style-name="T7">Points:</text:span></text:span><text:span text:style-name="Default_20_Paragraph_20_Font"><text:span text:style-name="T11"> How long we anticipate this user story will take to complete.</text:span></text:span></text:p>
      <text:p text:style-name="P15"><text:span text:style-name="Default_20_Paragraph_20_Font"><text:span text:style-name="T8">Assigned </text:span></text:span><text:span text:style-name="Default_20_Paragraph_20_Font"><text:span text:style-name="T9">T</text:span></text:span><text:span text:style-name="Default_20_Paragraph_20_Font"><text:span text:style-name="T8">o:</text:span></text:span><text:span text:style-name="Default_20_Paragraph_20_Font"><text:span text:style-name="T16"> The person responsible for completing the user story. </text:span></text:span></text:p>
      <text:p text:style-name="P16"/>
      <text:p text:style-name="P16"/>
      <text:p text:style-name="P16"/>
      <text:p text:style-name="P16"/>
      <text:p text:style-name="P6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2"/>
          </table:table-cell>
          <table:table-cell table:style-name="Table1.E1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22"/>
          </table:table-cell>
          <table:table-cell table:style-name="Table1.E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22"/>
          </table:table-cell>
          <table:table-cell table:style-name="Table1.E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22"/>
          </table:table-cell>
          <table:table-cell table:style-name="Table1.E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2"/>
          </table:table-cell>
          <table:table-cell table:style-name="Table1.E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22"/>
          </table:table-cell>
          <table:table-cell table:style-name="Table1.E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22"/>
          </table:table-cell>
          <table:table-cell table:style-name="Table1.E2" office:value-type="string">
            <text:p text:style-name="P18"/>
          </table:table-cell>
        </table:table-row>
      </table:table>
      <text:p text:style-name="P6"/>
      <text:p text:style-name="P4"/>
      <text:p text:style-name="P4"/>
      <text:p text:style-name="P1">Testing:</text:p>
      <text:p text:style-name="P7"><text:tab/></text:p>
      <text:p text:style-name="P5"/>
      <text:p text:style-name="P5"/>
      <text:p text:style-name="P5"/>
      <text:p text:style-name="P5"/>
      <text:p text:style-name="P1"><text:span text:style-name="T25">Sprint</text:span> <text:span text:style-name="T20">Notes</text:span>:</text:p>
      <text:p text:style-name="P3"/>
      <text:p text:style-name="P25">Client Interactions:</text:p>
      <text:p text:style-name="P26">This sprint, we had more interactions with the client than the previous <text:span text:style-name="T27">sprint. <text:s/>This sprint we had two major meetings with the client.</text:span></text:p>
      <text:p text:style-name="P26"/>
      <text:p text:style-name="P28">During the first <text:s/>meeting, we discussed the progress we had made on the project: <text:s/>The client was shown the project in its current <text:span text:style-name="T28">state</text:span>, and we noted the clients reaction to what was currently done. <text:s/>On the whole, they were pleased with how much work we had done and had a few issues with UI that we had planned for <text:span text:style-name="T28">S</text:span>print <text:span text:style-name="T28">4</text:span>. <text:s/>After this, we <text:span text:style-name="T28">talked </text:span><text:s/>the client <text:span text:style-name="T28">through what our teams current priorities were </text:span>and did some minor reprioritizing with them. <text:s/><text:span text:style-name="T28">This reprioritization became part of the Product Backlog.</text:span> <text:s/>One important note about this is that we found that the client had wanted an additional feature that we did not plan for: profile pages. <text:s/>As a result of this, we added an item to the backlog, and made sure that it was a priority during the current sprint.</text:p>
      <text:p text:style-name="P27"/>
      <text:p text:style-name="P27">After the first meeting with the client, our team had <text:span text:style-name="T28">our</text:span> sprint planning meeting and we decided that we needed to refine some of our backlog items and gather a better understanding of the clients <text:span text:style-name="T28">needs</text:span>. <text:s/>To get these requirements from the client, our team came up with a list of questions, and we held a second meeting <text:span text:style-name="T28">with the client </text:span>to get those questions answered. <text:s/>This meeting was vital in clearing up some of the finer points of items in our backlog and gave us some additional requirements to meet.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Helvetica" svg:font-family="Helvetica, arial, nimbussansl, liberationsans, freesans, clean, sans-serif, 'Segoe UI Emoji', 'Segoe UI Symbol'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color="#808080" style:font-name="Liberation Serif" fo:font-family="'Liberation Serif'" style:font-family-generic="roman" style:font-pitch="variable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Neel Kowdley</meta:initial-creator>
    <dc:creator>Neel Kowdley</dc:creator>
    <meta:creation-date>2015-06-09T16:37:00Z</meta:creation-date>
    <dc:date>2015-07-08T00:10:47.764731279</dc:date>
    <meta:editing-cycles>236</meta:editing-cycles>
    <meta:editing-duration>PT12H54M6S</meta:editing-duration>
    <meta:document-statistic meta:table-count="1" meta:image-count="1" meta:object-count="0" meta:page-count="6" meta:paragraph-count="38" meta:word-count="718" meta:character-count="4198" meta:non-whitespace-character-count="3491"/>
    <meta:template xlink:type="simple" xlink:actuate="onRequest" xlink:title="" xlink:href="../project/Deliverables/Sprint3-Deliverable.odt/Normal.dotm"/>
  </office:meta>
</office:document-meta>
</file>